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Indexer.deleteDocument( IndexReader deleter , String ui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bstractIndexer.getAnalyz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Indexer.setMergeFactor( in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Indexer.index( Document do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Indexer.setIndex( Directory di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AbstractIndexer.switchToDEL_MOD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Indexer.openIndexWriter( boolean creat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AbstractIndexer.addDocument( IndexWriter writer , Document docum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bstractIndexer.recyc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Indexer.getInd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Indexer.clearInd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Indexer.getMergeFa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Indexer.relea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Indexer.optim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Indexer.closeReader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AbstractIndexer.del( String u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Indexer.openIndexReader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bstractIndexer.handleError( String message , Exception excep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Indexer.closeWriter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AbstractIndexer.switchToADD_MODE( boolean clea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Indexer.setAnalyzer( Analyzer analyz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